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16178593FDDBD4F5A2A.png" manifest:media-type="image/png"/>
  <manifest:file-entry manifest:full-path="Pictures/10000001000004BE0000010F600B3543F34B03C1.png" manifest:media-type="image/png"/>
  <manifest:file-entry manifest:full-path="Pictures/10000001000002B70000015397D149ED7C0960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19afd" officeooo:paragraph-rsid="00119afd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14pt" fo:font-weight="bold" officeooo:rsid="00119afd" officeooo:paragraph-rsid="00119af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9"/>ASSIGNMENT -13</text:p>
      <text:p text:style-name="P2">Question 1 :</text:p>
      <text:p text:style-name="P2"><draw:frame draw:style-name="fr1" draw:name="Image1" text:anchor-type="char" svg:width="17cm" svg:height="8.292cm" draw:z-index="0"><draw:image xlink:href="Pictures/10000001000002B70000015397D149ED7C096093.png" xlink:type="simple" xlink:show="embed" xlink:actuate="onLoad" draw:mime-type="image/png"/></draw:frame><text:s text:c="2"/></text:p>
      <text:p text:style-name="P2">Question 2:</text:p>
      <text:p text:style-name="P2"><draw:frame draw:style-name="fr1" draw:name="Image2" text:anchor-type="char" svg:width="17cm" svg:height="3.794cm" draw:z-index="1"><draw:image xlink:href="Pictures/10000001000004BE0000010F600B3543F34B03C1.png" xlink:type="simple" xlink:show="embed" xlink:actuate="onLoad" draw:mime-type="image/png"/></draw:frame><text:s text:c="2"/></text:p>
      <text:p text:style-name="P2"/>
      <text:p text:style-name="P2">Question 3:</text:p>
      <text:p text:style-name="P2"><draw:frame draw:style-name="fr1" draw:name="Image3" text:anchor-type="char" svg:width="17cm" svg:height="8.634cm" draw:z-index="2"><draw:image xlink:href="Pictures/10000001000002B70000016178593FDDBD4F5A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29:48.825479372</meta:creation-date>
    <dc:date>2024-03-15T23:32:45.112012767</dc:date>
    <meta:editing-duration>PT2M57S</meta:editing-duration>
    <meta:editing-cycles>1</meta:editing-cycles>
    <meta:document-statistic meta:table-count="0" meta:image-count="3" meta:object-count="0" meta:page-count="1" meta:paragraph-count="6" meta:word-count="9" meta:character-count="61" meta:non-whitespace-character-count="43"/>
    <meta:generator>LibreOffice/7.3.5.2$Linux_X86_64 LibreOffice_project/30$Build-2</meta:generator>
  </office:meta>
</office:document-meta>
</file>